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number-columns-repeated="1019" table:default-cell-style-name="ce4"/>
        <table:table-row table:style-name="ro1">
          <table:table-cell table:style-name="ce5" office:value-type="string" calcext:value-type="string">
            <text:p>USE AS BASIS</text:p>
          </table:table-cell>
          <table:table-cell table:style-name="ce5" table:number-columns-repeated="1023"/>
        </table:table-row>
        <table:table-row table:style-name="ro2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New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018"/>
        </table:table-row>
        <table:table-row table:style-name="ro2"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xit with tail recursion option, exists as straight return, also closes open TH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!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S → Flags. Literals only originally, now any TOS valu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br.pos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anch if positiv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br.zero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anch if test zer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br[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anch always (relative to address after this word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clr.ds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ears data sta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clr.rs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ears returns ta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halt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t or Hal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literal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teral call (word follow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nop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[r&gt;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 trapped r&gt;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sysinfo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ctionary Ba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@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+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&gt;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ck→Stack transf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=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ogical Not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/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rithmetic Shift Righ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!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@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rsor!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/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eyboard@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/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nd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ge!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 current RAM Pag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&gt;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ck→Stack transf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reen!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/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is is one’s complement not subtraction – doesn’t set fla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@ c!</text:p>
          </table:table-cell>
          <table:table-cell table:number-columns-repeated="4"/>
          <table:table-cell office:value-type="string" calcext:value-type="string">
            <text:p>Demot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=</text:p>
          </table:table-cell>
          <table:table-cell table:number-columns-repeated="4"/>
          <table:table-cell office:value-type="string" calcext:value-type="string">
            <text:p>Demot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“1-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“1+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“2-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“2+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[next]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ext handler (subtract 1, work out return address, set flag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*+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 multiply worker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+!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 the resul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,1,-1,2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stant word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*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ift lef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y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it / Halt depending on system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ss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&lt; test, changes nothing other than the flag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clusive O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variable]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riable Help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hen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0 2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nstant word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,8,10,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nstant word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* etc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alars of various typ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b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ynonm for [clrds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qual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tequal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eaterequal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eater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er inde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!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 into memor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*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ply (use *+ methodology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o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-if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st flags, skip to n if -v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,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r@ far!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r pointer acce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,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f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st flags, skip to then if zer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,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mpiles wor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+at 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ds 16 bit values to x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,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mpile into dictionar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,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mpile into dictionar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lo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gi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splays a digit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/edi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i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ee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.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 digit hex numb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ree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ear scre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ome Curso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it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ursor position 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ellow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2">00/00/0000</text:date>, <text:time style:data-style-name="N2" text:time-value="01:26:20.048588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0:24:07.270499772</meta:creation-date>
    <dc:date>2017-12-02T01:31:42.982241395</dc:date>
    <meta:editing-duration>PT46M54S</meta:editing-duration>
    <meta:editing-cycles>17</meta:editing-cycles>
    <meta:generator>LibreOffice/5.4.3.2$Linux_X86_64 LibreOffice_project/40$Build-2</meta:generator>
    <meta:document-statistic meta:table-count="1" meta:cell-count="307" meta:object-count="0"/>
  </office:meta>
</office:document-meta>
</file>